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Text_20_body">
      <style:text-properties officeooo:paragraph-rsid="00548fd8"/>
    </style:style>
    <style:style style:name="P78" style:family="paragraph" style:parent-style-name="Text_20_body">
      <style:text-properties officeooo:rsid="00548fd8" officeooo:paragraph-rsid="00548fd8"/>
    </style:style>
    <style:style style:name="P79" style:family="paragraph" style:parent-style-name="Text_20_body">
      <style:text-properties officeooo:rsid="0055139f" officeooo:paragraph-rsid="0055139f"/>
    </style:style>
    <style:style style:name="P80" style:family="paragraph" style:parent-style-name="Text_20_body">
      <style:text-properties officeooo:rsid="005e5b91" officeooo:paragraph-rsid="005e5b91"/>
    </style:style>
    <style:style style:name="P81" style:family="paragraph" style:parent-style-name="Text_20_body">
      <style:text-properties officeooo:paragraph-rsid="00572a63"/>
    </style:style>
    <style:style style:name="P82" style:family="paragraph" style:parent-style-name="Text_20_body">
      <style:text-properties officeooo:rsid="005a8b3e" officeooo:paragraph-rsid="005a8b3e"/>
    </style:style>
    <style:style style:name="P83" style:family="paragraph" style:parent-style-name="Text_20_body">
      <style:text-properties officeooo:paragraph-rsid="005c553e"/>
    </style:style>
    <style:style style:name="P84" style:family="paragraph" style:parent-style-name="Standard">
      <style:text-properties officeooo:rsid="00283fea" officeooo:paragraph-rsid="00283fea"/>
    </style:style>
    <style:style style:name="P85" style:family="paragraph" style:parent-style-name="Standard">
      <style:text-properties officeooo:rsid="00283fea" officeooo:paragraph-rsid="0048be59"/>
    </style:style>
    <style:style style:name="P86" style:family="paragraph" style:parent-style-name="Standard">
      <style:text-properties officeooo:rsid="00283fea" officeooo:paragraph-rsid="00497fd6"/>
    </style:style>
    <style:style style:name="P87" style:family="paragraph" style:parent-style-name="Standard">
      <style:text-properties officeooo:rsid="002b58b4" officeooo:paragraph-rsid="002b58b4"/>
    </style:style>
    <style:style style:name="P88" style:family="paragraph" style:parent-style-name="Standard">
      <style:text-properties officeooo:rsid="001e3533"/>
    </style:style>
    <style:style style:name="P89" style:family="paragraph" style:parent-style-name="Standard">
      <style:text-properties officeooo:rsid="003efe21" officeooo:paragraph-rsid="0048be59"/>
    </style:style>
    <style:style style:name="P90" style:family="paragraph" style:parent-style-name="Standard">
      <style:text-properties officeooo:rsid="003efe21" officeooo:paragraph-rsid="004a1022"/>
    </style:style>
    <style:style style:name="P91" style:family="paragraph" style:parent-style-name="Standard">
      <style:text-properties officeooo:rsid="0048be59" officeooo:paragraph-rsid="0048be59"/>
    </style:style>
    <style:style style:name="P92" style:family="paragraph" style:parent-style-name="Standard">
      <style:text-properties fo:font-weight="bold" officeooo:rsid="0048be59" officeooo:paragraph-rsid="0048be59" style:font-weight-asian="bold" style:font-weight-complex="bold"/>
    </style:style>
    <style:style style:name="P93" style:family="paragraph" style:parent-style-name="Standard">
      <style:text-properties officeooo:rsid="004a1022" officeooo:paragraph-rsid="004a1022"/>
    </style:style>
    <style:style style:name="P94" style:family="paragraph" style:parent-style-name="Preformatted_20_Text">
      <style:text-properties fo:font-weight="bold" style:font-weight-asian="bold" style:font-weight-complex="bold"/>
    </style:style>
    <style:style style:name="P95" style:family="paragraph" style:parent-style-name="Preformatted_20_Text">
      <style:text-properties fo:font-weight="bold" officeooo:rsid="0048be59" officeooo:paragraph-rsid="0048be59" style:font-weight-asian="bold" style:font-weight-complex="bold"/>
    </style:style>
    <style:style style:name="P96" style:family="paragraph" style:parent-style-name="Preformatted_20_Text">
      <style:text-properties fo:font-weight="bold" officeooo:paragraph-rsid="00497fd6" style:font-weight-asian="bold" style:font-weight-complex="bold"/>
    </style:style>
    <style:style style:name="P97" style:family="paragraph" style:parent-style-name="Preformatted_20_Text">
      <style:text-properties fo:font-weight="bold" officeooo:paragraph-rsid="004a1022" style:font-weight-asian="bold" style:font-weight-complex="bold"/>
    </style:style>
    <style:style style:name="P98" style:family="paragraph" style:parent-style-name="Preformatted_20_Text">
      <style:text-properties officeooo:rsid="002bc4dc" officeooo:paragraph-rsid="003a0b2d"/>
    </style:style>
    <style:style style:name="P99" style:family="paragraph" style:parent-style-name="Preformatted_20_Text">
      <style:text-properties officeooo:paragraph-rsid="002d4b42"/>
    </style:style>
    <style:style style:name="P100" style:family="paragraph" style:parent-style-name="Preformatted_20_Text">
      <style:text-properties officeooo:paragraph-rsid="0030dc46"/>
    </style:style>
    <style:style style:name="P101" style:family="paragraph" style:parent-style-name="Preformatted_20_Text">
      <style:text-properties officeooo:rsid="0030dc46" officeooo:paragraph-rsid="0030dc46"/>
    </style:style>
    <style:style style:name="P102" style:family="paragraph" style:parent-style-name="Preformatted_20_Text">
      <style:text-properties officeooo:paragraph-rsid="00385d35"/>
    </style:style>
    <style:style style:name="P103" style:family="paragraph" style:parent-style-name="Preformatted_20_Text">
      <style:text-properties officeooo:rsid="00385d35" officeooo:paragraph-rsid="00385d35"/>
    </style:style>
    <style:style style:name="P104" style:family="paragraph" style:parent-style-name="Preformatted_20_Text">
      <style:text-properties officeooo:rsid="00385d35" officeooo:paragraph-rsid="004067ce"/>
    </style:style>
    <style:style style:name="P105" style:family="paragraph" style:parent-style-name="Preformatted_20_Text">
      <style:text-properties officeooo:paragraph-rsid="003a0b2d"/>
    </style:style>
    <style:style style:name="P106" style:family="paragraph" style:parent-style-name="Preformatted_20_Text">
      <style:text-properties officeooo:paragraph-rsid="004067ce"/>
    </style:style>
    <style:style style:name="P107" style:family="paragraph" style:parent-style-name="Preformatted_20_Text">
      <style:text-properties officeooo:rsid="004067ce" officeooo:paragraph-rsid="004067ce"/>
    </style:style>
    <style:style style:name="P108" style:family="paragraph" style:parent-style-name="Preformatted_20_Text">
      <style:text-properties officeooo:rsid="004067ce" officeooo:paragraph-rsid="0043e7cd"/>
    </style:style>
    <style:style style:name="P109" style:family="paragraph" style:parent-style-name="Preformatted_20_Text">
      <style:text-properties officeooo:rsid="004067ce" officeooo:paragraph-rsid="00453cbe"/>
    </style:style>
    <style:style style:name="P110" style:family="paragraph" style:parent-style-name="Preformatted_20_Text">
      <style:text-properties officeooo:rsid="004067ce" officeooo:paragraph-rsid="004f71ed"/>
    </style:style>
    <style:style style:name="P111" style:family="paragraph" style:parent-style-name="Preformatted_20_Text">
      <style:text-properties officeooo:paragraph-rsid="0043bcbc"/>
    </style:style>
    <style:style style:name="P112" style:family="paragraph" style:parent-style-name="Preformatted_20_Text">
      <style:text-properties officeooo:paragraph-rsid="0043e7cd"/>
    </style:style>
    <style:style style:name="P113" style:family="paragraph" style:parent-style-name="Preformatted_20_Text">
      <style:text-properties officeooo:paragraph-rsid="00453cbe"/>
    </style:style>
    <style:style style:name="P114" style:family="paragraph" style:parent-style-name="Preformatted_20_Text">
      <style:text-properties officeooo:rsid="00453cbe" officeooo:paragraph-rsid="00453cbe"/>
    </style:style>
    <style:style style:name="P115" style:family="paragraph" style:parent-style-name="Preformatted_20_Text">
      <style:text-properties officeooo:rsid="00453cbe" officeooo:paragraph-rsid="004f71ed"/>
    </style:style>
    <style:style style:name="P116" style:family="paragraph" style:parent-style-name="Preformatted_20_Text">
      <style:text-properties officeooo:paragraph-rsid="0048be59"/>
    </style:style>
    <style:style style:name="P117" style:family="paragraph" style:parent-style-name="Preformatted_20_Text">
      <style:text-properties officeooo:rsid="0048be59" officeooo:paragraph-rsid="0048be59"/>
    </style:style>
    <style:style style:name="P118" style:family="paragraph" style:parent-style-name="Preformatted_20_Text">
      <style:text-properties officeooo:paragraph-rsid="00497fd6"/>
    </style:style>
    <style:style style:name="P119" style:family="paragraph" style:parent-style-name="Preformatted_20_Text">
      <style:text-properties officeooo:paragraph-rsid="004a1022"/>
    </style:style>
    <style:style style:name="P120" style:family="paragraph" style:parent-style-name="Preformatted_20_Text">
      <style:text-properties officeooo:rsid="004a1022" officeooo:paragraph-rsid="004a1022"/>
    </style:style>
    <style:style style:name="P121" style:family="paragraph" style:parent-style-name="Preformatted_20_Text">
      <style:text-properties officeooo:paragraph-rsid="004dc018"/>
    </style:style>
    <style:style style:name="P122" style:family="paragraph" style:parent-style-name="Preformatted_20_Text">
      <style:text-properties officeooo:paragraph-rsid="004f017a"/>
    </style:style>
    <style:style style:name="P123" style:family="paragraph" style:parent-style-name="Preformatted_20_Text">
      <style:text-properties officeooo:rsid="004f017a" officeooo:paragraph-rsid="004f017a"/>
    </style:style>
    <style:style style:name="P124" style:family="paragraph" style:parent-style-name="Preformatted_20_Text">
      <style:text-properties officeooo:paragraph-rsid="004f71ed"/>
    </style:style>
    <style:style style:name="P125" style:family="paragraph" style:parent-style-name="Preformatted_20_Text">
      <style:text-properties officeooo:paragraph-rsid="00548fd8"/>
    </style:style>
    <style:style style:name="P126" style:family="paragraph" style:parent-style-name="Preformatted_20_Text">
      <style:text-properties officeooo:rsid="0055139f" officeooo:paragraph-rsid="0055139f"/>
    </style:style>
    <style:style style:name="P127" style:family="paragraph" style:parent-style-name="Preformatted_20_Text">
      <style:text-properties officeooo:rsid="00668d1a" officeooo:paragraph-rsid="005c553e"/>
    </style:style>
    <style:style style:name="P128" style:family="paragraph" style:parent-style-name="Heading_20_2">
      <style:text-properties officeooo:rsid="0023dfb1" officeooo:paragraph-rsid="0023dfb1"/>
    </style:style>
    <style:style style:name="P129" style:family="paragraph" style:parent-style-name="Heading_20_2">
      <style:text-properties officeooo:paragraph-rsid="0023dfb1"/>
    </style:style>
    <style:style style:name="P130" style:family="paragraph" style:parent-style-name="Heading_20_2">
      <style:text-properties officeooo:rsid="001e3533" officeooo:paragraph-rsid="0043bcbc"/>
    </style:style>
    <style:style style:name="P131" style:family="paragraph" style:parent-style-name="Heading_20_2">
      <style:text-properties officeooo:paragraph-rsid="004f71ed"/>
    </style:style>
    <style:style style:name="P132" style:family="paragraph" style:parent-style-name="Heading_20_2">
      <style:text-properties officeooo:rsid="0058d829" officeooo:paragraph-rsid="0058d829"/>
    </style:style>
    <style:style style:name="P133" style:family="paragraph" style:parent-style-name="Heading_20_2">
      <style:text-properties officeooo:rsid="004a1022" officeooo:paragraph-rsid="004a1022"/>
    </style:style>
    <style:style style:name="P134" style:family="paragraph" style:parent-style-name="Heading_20_2">
      <style:text-properties officeooo:rsid="00338d0f" officeooo:paragraph-rsid="00338d0f"/>
    </style:style>
    <style:style style:name="P135" style:family="paragraph" style:parent-style-name="Heading_20_2">
      <style:text-properties officeooo:paragraph-rsid="004a1022"/>
    </style:style>
    <style:style style:name="P136" style:family="paragraph" style:parent-style-name="Heading_20_2">
      <style:text-properties officeooo:paragraph-rsid="00497fd6"/>
    </style:style>
    <style:style style:name="P137" style:family="paragraph" style:parent-style-name="Heading_20_2">
      <style:text-properties officeooo:rsid="0048be59" officeooo:paragraph-rsid="00497fd6"/>
    </style:style>
    <style:style style:name="P138" style:family="paragraph" style:parent-style-name="Heading_20_3">
      <style:text-properties officeooo:rsid="0052d9f2" officeooo:paragraph-rsid="0052d9f2"/>
    </style:style>
    <style:style style:name="P139" style:family="paragraph" style:parent-style-name="Heading_20_3">
      <style:text-properties officeooo:rsid="002f72a7" officeooo:paragraph-rsid="002f72a7"/>
    </style:style>
    <style:style style:name="P140" style:family="paragraph" style:parent-style-name="Heading_20_3">
      <style:text-properties officeooo:rsid="001c9d1a" officeooo:paragraph-rsid="001c9d1a"/>
    </style:style>
    <style:style style:name="P141" style:family="paragraph" style:parent-style-name="Heading_20_3">
      <style:text-properties officeooo:paragraph-rsid="001c9d1a"/>
    </style:style>
    <style:style style:name="P142" style:family="paragraph" style:parent-style-name="Heading_20_3">
      <style:text-properties officeooo:rsid="002d4b42" officeooo:paragraph-rsid="002d4b42"/>
    </style:style>
    <style:style style:name="P143" style:family="paragraph" style:parent-style-name="Heading_20_3">
      <style:text-properties officeooo:paragraph-rsid="003a0b2d"/>
    </style:style>
    <style:style style:name="P144" style:family="paragraph" style:parent-style-name="Heading_20_3">
      <style:text-properties officeooo:rsid="0030dc46" officeooo:paragraph-rsid="003518dc"/>
    </style:style>
    <style:style style:name="P145" style:family="paragraph" style:parent-style-name="Heading_20_3">
      <style:text-properties officeooo:rsid="0030069c" officeooo:paragraph-rsid="003a0b2d"/>
    </style:style>
    <style:style style:name="P146" style:family="paragraph" style:parent-style-name="Heading_20_3">
      <style:text-properties officeooo:paragraph-rsid="00453cbe"/>
    </style:style>
    <style:style style:name="P147" style:family="paragraph" style:parent-style-name="Heading_20_3">
      <style:text-properties officeooo:paragraph-rsid="00548fd8"/>
    </style:style>
    <style:style style:name="P148" style:family="paragraph" style:parent-style-name="Heading_20_3">
      <style:text-properties officeooo:rsid="004f017a" officeooo:paragraph-rsid="004f017a"/>
    </style:style>
    <style:style style:name="P149" style:family="paragraph" style:parent-style-name="Heading_20_3">
      <style:text-properties officeooo:rsid="00385d35" officeooo:paragraph-rsid="004f017a"/>
    </style:style>
    <style:style style:name="P150" style:family="paragraph" style:parent-style-name="Heading_20_3">
      <style:text-properties officeooo:rsid="00385d35" officeooo:paragraph-rsid="004067ce"/>
    </style:style>
    <style:style style:name="P151" style:family="paragraph" style:parent-style-name="Heading_20_3">
      <style:text-properties officeooo:rsid="00385d35" officeooo:paragraph-rsid="0043bcbc"/>
    </style:style>
    <style:style style:name="P152" style:family="paragraph" style:parent-style-name="Text_20_body" style:list-style-name="L1">
      <style:text-properties officeooo:paragraph-rsid="001f6da2"/>
    </style:style>
    <style:style style:name="P153" style:family="paragraph" style:parent-style-name="Text_20_body" style:list-style-name="L1">
      <style:text-properties officeooo:rsid="003518dc" officeooo:paragraph-rsid="003518dc"/>
    </style:style>
    <style:style style:name="P154" style:family="paragraph" style:parent-style-name="Text_20_body" style:list-style-name="L1">
      <style:text-properties officeooo:rsid="00377f0b" officeooo:paragraph-rsid="00377f0b"/>
    </style:style>
    <style:style style:name="P155" style:family="paragraph" style:parent-style-name="Text_20_body" style:list-style-name="L1">
      <style:text-properties officeooo:rsid="0038e99a" officeooo:paragraph-rsid="0038e99a"/>
    </style:style>
    <style:style style:name="P156" style:family="paragraph" style:parent-style-name="Text_20_body">
      <style:text-properties officeooo:rsid="0038e99a" officeooo:paragraph-rsid="0038e99a"/>
    </style:style>
    <style:style style:name="P157" style:family="paragraph" style:parent-style-name="Text_20_body" style:list-style-name="L1">
      <style:text-properties officeooo:rsid="004a1022" officeooo:paragraph-rsid="004a1022"/>
    </style:style>
    <style:style style:name="P158" style:family="paragraph" style:parent-style-name="Text_20_body" style:list-style-name="L1">
      <style:text-properties officeooo:rsid="0055139f" officeooo:paragraph-rsid="0055139f"/>
    </style:style>
    <style:style style:name="P159" style:family="paragraph" style:parent-style-name="Text_20_body">
      <style:text-properties officeooo:rsid="004067ce" officeooo:paragraph-rsid="004067ce"/>
    </style:style>
    <style:style style:name="P160" style:family="paragraph" style:parent-style-name="Text_20_body" style:list-style-name="L2">
      <style:text-properties officeooo:rsid="0058d829" officeooo:paragraph-rsid="0058d829"/>
    </style:style>
    <style:style style:name="P161" style:family="paragraph" style:parent-style-name="Text_20_body">
      <style:text-properties officeooo:rsid="005e1908" officeooo:paragraph-rsid="005e1908"/>
    </style:style>
    <style:style style:name="P162" style:family="paragraph" style:parent-style-name="Text_20_body">
      <style:text-properties officeooo:rsid="005e1908" officeooo:paragraph-rsid="005fa34a"/>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fo:font-style="normal" officeooo:rsid="00385d35" style:font-style-asian="normal" style:font-style-complex="normal"/>
    </style:style>
    <style:style style:name="T19" style:family="text">
      <style:text-properties fo:font-style="normal" officeooo:rsid="00668d1a" style:font-style-asian="normal" style:font-style-complex="normal"/>
    </style:style>
    <style:style style:name="T20" style:family="text">
      <style:text-properties officeooo:rsid="001c9d1a"/>
    </style:style>
    <style:style style:name="T21" style:family="text">
      <style:text-properties officeooo:rsid="001e3533"/>
    </style:style>
    <style:style style:name="T22" style:family="text">
      <style:text-properties officeooo:rsid="0020f386"/>
    </style:style>
    <style:style style:name="T23" style:family="text">
      <style:text-properties officeooo:rsid="00228880"/>
    </style:style>
    <style:style style:name="T24" style:family="text">
      <style:text-properties style:text-position="super 58%" officeooo:rsid="00228880"/>
    </style:style>
    <style:style style:name="T25" style:family="text">
      <style:text-properties officeooo:rsid="00263e8e"/>
    </style:style>
    <style:style style:name="T26" style:family="text">
      <style:text-properties officeooo:rsid="00273975"/>
    </style:style>
    <style:style style:name="T27" style:family="text">
      <style:text-properties officeooo:rsid="00283fea"/>
    </style:style>
    <style:style style:name="T28" style:family="text">
      <style:text-properties officeooo:rsid="00298b3b"/>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e7468"/>
    </style:style>
    <style:style style:name="T34" style:family="text">
      <style:text-properties officeooo:rsid="002f72a7"/>
    </style:style>
    <style:style style:name="T35" style:family="text">
      <style:text-properties officeooo:rsid="0030069c"/>
    </style:style>
    <style:style style:name="T36" style:family="text">
      <style:text-properties officeooo:rsid="0030dc46"/>
    </style:style>
    <style:style style:name="T37" style:family="text">
      <style:text-properties officeooo:rsid="00338d0f"/>
    </style:style>
    <style:style style:name="T38" style:family="text">
      <style:text-properties officeooo:rsid="003518dc"/>
    </style:style>
    <style:style style:name="T39" style:family="text">
      <style:text-properties officeooo:rsid="00362d69"/>
    </style:style>
    <style:style style:name="T40" style:family="text">
      <style:text-properties officeooo:rsid="00377f0b"/>
    </style:style>
    <style:style style:name="T41" style:family="text">
      <style:text-properties officeooo:rsid="00385d35"/>
    </style:style>
    <style:style style:name="T42" style:family="text">
      <style:text-properties officeooo:rsid="0038e99a"/>
    </style:style>
    <style:style style:name="T43" style:family="text">
      <style:text-properties officeooo:rsid="003d4779"/>
    </style:style>
    <style:style style:name="T44" style:family="text">
      <style:text-properties officeooo:rsid="00404123"/>
    </style:style>
    <style:style style:name="T45" style:family="text">
      <style:text-properties officeooo:rsid="004067ce"/>
    </style:style>
    <style:style style:name="T46" style:family="text">
      <style:text-properties officeooo:rsid="0043bcbc"/>
    </style:style>
    <style:style style:name="T47" style:family="text">
      <style:text-properties officeooo:rsid="0043e7cd"/>
    </style:style>
    <style:style style:name="T48" style:family="text">
      <style:text-properties officeooo:rsid="00453cbe"/>
    </style:style>
    <style:style style:name="T49" style:family="text">
      <style:text-properties officeooo:rsid="0046e87a"/>
    </style:style>
    <style:style style:name="T50" style:family="text">
      <style:text-properties officeooo:rsid="0048be59"/>
    </style:style>
    <style:style style:name="T51" style:family="text">
      <style:text-properties officeooo:rsid="004a1022"/>
    </style:style>
    <style:style style:name="T52" style:family="text">
      <style:text-properties fo:font-weight="normal" officeooo:rsid="004a1022" style:font-weight-asian="normal" style:font-weight-complex="normal"/>
    </style:style>
    <style:style style:name="T53" style:family="text">
      <style:text-properties officeooo:rsid="004dc018"/>
    </style:style>
    <style:style style:name="T54" style:family="text">
      <style:text-properties officeooo:rsid="004f017a"/>
    </style:style>
    <style:style style:name="T55" style:family="text">
      <style:text-properties officeooo:rsid="004f71ed"/>
    </style:style>
    <style:style style:name="T56" style:family="text">
      <style:text-properties officeooo:rsid="00508c8b"/>
    </style:style>
    <style:style style:name="T57" style:family="text">
      <style:text-properties officeooo:rsid="0050ead5"/>
    </style:style>
    <style:style style:name="T58" style:family="text">
      <style:text-properties officeooo:rsid="0052d9f2"/>
    </style:style>
    <style:style style:name="T59" style:family="text">
      <style:text-properties officeooo:rsid="00548fd8"/>
    </style:style>
    <style:style style:name="T60" style:family="text">
      <style:text-properties officeooo:rsid="0055139f"/>
    </style:style>
    <style:style style:name="T61" style:family="text">
      <style:text-properties officeooo:rsid="005e5b91"/>
    </style:style>
    <style:style style:name="T62" style:family="text">
      <style:text-properties officeooo:rsid="0065548d"/>
    </style:style>
    <style:style style:name="T63" style:family="text">
      <style:text-properties officeooo:rsid="005e1908"/>
    </style:style>
    <style:style style:name="T64" style:family="text">
      <style:text-properties officeooo:rsid="006861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0">The </text:span>BASIC-1965 <text:span text:style-name="T2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8">and</text:span> that's <text:span text:style-name="T32">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3">function names, </text:span>and variable names must be in upper case. <text:span text:style-name="T32">Lower case causes an error.</text:span></text:p>
      <text:h text:style-name="Heading_20_2" text:outline-level="2">Differences from K&amp;K BASIC</text:h>
      <text:p text:style-name="Text_20_body">I have changed a few things:</text:p>
      <text:list xml:id="list3990763494746456934" text:style-name="L1">
        <text:list-item>
          <text:p text:style-name="P152"><text:span text:style-name="T39">S</text:span>tatements <text:span text:style-name="T39">ar</text:span>e spaced properly <text:span text:style-name="T27">when listed (K&amp;K BASIC keeps the original spacing)</text:span></text:p>
        </text:list-item>
        <text:list-item>
          <text:p text:style-name="P153">The PRINT statement <text:span text:style-name="T39">semicolon operator spaces text items together and numeric items apart</text:span></text:p>
        </text:list-item>
        <text:list-item>
          <text:p text:style-name="P154">The RND() function can <text:span text:style-name="T43">have </text:span>zero parameters; when no value it returns a number from 0 to 100</text:p>
        </text:list-item>
        <text:list-item>
          <text:p text:style-name="P155">The RND(X) function uses the passed value as an upper bound for the result. <text:span text:style-name="T43">K&amp;K BASIC ignores this parameter. Use the –ignore-rnd-arg option to match K&amp;K.</text:span></text:p>
        </text:list-item>
        <text:list-item>
          <text:p text:style-name="P157"><text:soft-page-break/>The MAT <text:span text:style-name="T53">assignment</text:span> statement dimensions the target variable, so <text:span text:style-name="T60">an earlier </text:span>DIM is not needed</text:p>
        </text:list-item>
        <text:list-item>
          <text:p text:style-name="P158">User-defined functions may have multiple parameters</text:p>
        </text:list-item>
      </text:list>
      <text:h text:style-name="Heading_20_1" text:outline-level="1">Running BASIC-1965</text:h>
      <text:h text:style-name="Heading_20_2" text:outline-level="2"><text:span text:style-name="T2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4">loads</text:span> a specified BASIC program <text:span text:style-name="T44">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3">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8">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2">P</text:span>rint each statement prior to executing it <text:span text:style-name="T42">(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42">S</text:span>uppress the CPU time usage at the end of the output. <text:span text:style-name="T42">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6">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6">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row>
          <table:table-cell table:style-name="Table7.A2" office:value-type="string">
            <text:p text:style-name="P51">--<text:span text:style-name="T61">echo-input</text:span></text:p>
          </table:table-cell>
          <table:table-cell table:style-name="Table7.B2" office:value-type="string">
            <text:p text:style-name="P80">Echoes console input to output. Useful in run mode when redirecting input from a text file.</text:p>
          </table:table-cell>
        </table:table-row>
        <table:table-row>
          <table:table-cell table:style-name="Table7.A2" office:value-type="string">
            <text:p text:style-name="P51">--<text:span text:style-name="T63">int-floor</text:span></text:p>
          </table:table-cell>
          <table:table-cell table:style-name="Table7.B2" office:value-type="string">
            <text:p text:style-name="P161">The INT function truncates towards negative infinity. (Normally towards zero.)</text:p>
          </table:table-cell>
        </table:table-row>
        <table:table-row>
          <table:table-cell table:style-name="Table7.A2" office:value-type="string">
            <text:p text:style-name="P51">--<text:span text:style-name="T63">ignore-rnd-arg</text:span></text:p>
          </table:table-cell>
          <table:table-cell table:style-name="Table7.B2" office:value-type="string">
            <text:p text:style-name="P162">The RND function ignores its argument and provides a number between zero and one. <text:span text:style-name="T64">This matches the behavior of certain BASICs, including K&amp;K.</text:span></text:p>
          </table:table-cell>
        </table:table-row>
      </table:table>
      <text:h text:style-name="Heading_20_3" text:outline-level="3"><text:soft-page-break/>Immediate commands</text:h>
      <text:p text:style-name="Text_20_body">Immediate commands are executed on the command line. They are not stored as part of the program. They have no line number. <text:span text:style-name="T2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44">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38" text:outline-level="3">PRETTY</text:h>
      <text:p text:style-name="P75">Lists the current program on the screen, adjusting the spacing between keywords, variable names, and constants.</text:p>
      <text:p text:style-name="P76">Syntax:<text:tab/><text:span text:style-name="T58">PRETTY</text:span> <text:span text:style-name="T32">[</text:span><text:span text:style-name="T5">line specification</text:span><text:span text:style-name="T32">]</text:span></text:p>
      <text:p text:style-name="P34">The line specification <text:span text:style-name="T58">is the same as the line specification for the LIST command</text:span>.</text:p>
      <text:h text:style-name="P139"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text:soft-page-break/>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34">DELETE</text:span> <text:span text:style-name="T32">[</text:span><text:span text:style-name="T5">line specification</text:span><text:span text:style-name="T32">]</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40" text:outline-level="3">TRACE</text:h>
      <text:p text:style-name="P4">Runs the current program, <text:span text:style-name="T20">displaying each line prior to execution.</text:span></text:p>
      <text:p text:style-name="P4">Syntax:<text:tab/><text:span text:style-name="T20">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41"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1">Variable names consist of a single letter and an optional digit <text:span text:style-name="T29">and an optional subscript</text:span>. <text:span text:style-name="T62">Subscripts are enclosed in parentheses or square brackets.</text:span></text:p>
      <text:p text:style-name="P40">Valid names:<text:tab/>A, B, C, D1, E0, F, F1, F2, <text:span text:style-name="T29">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ext:soft-page-break/>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3">and operators</text:span></text:h>
      <text:p text:style-name="P10">BASIC-1965 supports the following <text:span text:style-name="T31">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31">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28" text:outline-level="2">Numeric values</text:h>
      <text:p text:style-name="P23">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4">Numeric constants may be integer or real, and may use E-notation with unsigned exponents. The 'E' must be uppercase; a lowercase 'e' will be rejected. <text:span text:style-name="T31">Exponents may be signed or unsigned.</text:span></text:p>
      <text:p text:style-name="P27"><text:soft-page-break/>Valid numeric constants: 0, 1, 2, -5, 17, 123456789, 1.03, -2.17, 1E4, -2E3, <text:span text:style-name="T32">1</text:span>E-2, <text:span text:style-name="T31">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4">sign for the </text:span>exponent must be <text:span text:style-name="T44">after the 'E'. (This expression will be parsed as the value 3.03 plus the contents of variable E3.)</text:span></text:p>
          </table:table-cell>
        </table:table-row>
        <table:table-row>
          <table:table-cell table:style-name="Table4.A2" office:value-type="string">
            <text:p text:style-name="P25"><text:span text:style-name="T32">1</text:span>e4</text:p>
          </table:table-cell>
          <table:table-cell table:style-name="Table4.B2" office:value-type="string">
            <text:p text:style-name="P33">The 'E' for exponent must be uppercase</text:p>
          </table:table-cell>
        </table:table-row>
      </table:table>
      <text:p text:style-name="P25"/>
      <text:h text:style-name="P129" text:outline-level="2">Program statements</text:h>
      <text:p text:style-name="Text_20_body">Program statements are stored as part of the program. Every program statement must have a line number.</text:p>
      <text:h text:style-name="P142"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99">10</text:p>
      <text:p text:style-name="P99"><text:span text:style-name="T44">1</text:span>20</text:p>
      <text:p text:style-name="P99"><text:span text:style-name="T44">67</text:span>3<text:span text:style-name="T44">1</text:span></text:p>
      <text:h text:style-name="P143" text:outline-level="3">DATA</text:h>
      <text:p text:style-name="P53">Specifies values for READ <text:span text:style-name="T45">or MAT READ </text:span>statements</text:p>
      <text:p text:style-name="P53">Syntax:<text:tab/>DATA <text:span text:style-name="T1">value list</text:span></text:p>
      <text:p text:style-name="P53">Values must be numeric values separated by commas. <text:span text:style-name="T25">Values must be numeric expressions.</text:span></text:p>
      <text:p text:style-name="P53">Examples:</text:p>
      <text:p text:style-name="P105">390 DATA 3, 150, 175, 180</text:p>
      <text:p text:style-name="P107">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p text:style-name="P82">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text:soft-page-break/>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44" text:outline-level="3">DEF</text:h>
      <text:p text:style-name="P44">Specifies a user-defined function.</text:p>
      <text:p text:style-name="P45">Syntax:<text:tab/><text:span text:style-name="T36">DEF</text:span> <text:span text:style-name="T6">name(parameter</text:span><text:span text:style-name="T7">s</text:span><text:span text:style-name="T6">)</text:span> = <text:span text:style-name="T1">expression</text:span></text:p>
      <text:p text:style-name="P44">User-defined functions have names in the form 'F<text:span text:style-name="T60">N</text:span>x' where 'x' is a single letter.</text:p>
      <text:p text:style-name="P79">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7">s</text:span> specified in the definition <text:span text:style-name="T37">are</text:span> substituted <text:span text:style-name="T37">into the expression </text:span>at run-time; other variables specified in the expression are evaluated <text:span text:style-name="T37">as </text:span>usual, using the existing values at the time of execution.</text:p>
      <text:p text:style-name="P45">Examples:</text:p>
      <text:p text:style-name="P100">10 <text:span text:style-name="T36">DEF FNA(A) = INT(A)</text:span></text:p>
      <text:p text:style-name="P100">20 <text:span text:style-name="T35">DEF FNB(C) = COS(C)/SIN(C)</text:span></text:p>
      <text:p text:style-name="P100"><text:span text:style-name="T36">3</text:span>0 <text:span text:style-name="T35">DEF FNC(C) = COS(C)/SIN(A)</text:span></text:p>
      <text:p text:style-name="P126">100 LET P1 = 3.1415</text:p>
      <text:p text:style-name="P126">105 LET R4 = 20.1</text:p>
      <text:p text:style-name="P101">110 LET A1 = FNA(<text:span text:style-name="T60">R4</text:span>)</text:p>
      <text:p text:style-name="P101">120 LET B1 = FNB(30/<text:span text:style-name="T60">P1</text:span>)</text:p>
      <text:p text:style-name="P101">130 LET A = 30/3.1416</text:p>
      <text:p text:style-name="P101">131 LET A1 = FNC(45/<text:span text:style-name="T60">P1</text:span>)</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45" text:outline-level="3">DIM</text:h>
      <text:p text:style-name="P42">Specifies the number of dimensions and maximum subscripts for each dimension. (Without a DIM statement, variables may have <text:span text:style-name="T38">a </text:span>dimension of at most 10.)</text:p>
      <text:p text:style-name="P53">Examples:</text:p>
      <text:p text:style-name="P105">10 <text:span text:style-name="T35">DIM A(20)</text:span></text:p>
      <text:p text:style-name="P105">20 <text:span text:style-name="T35">DIM B(15), C(20,30)</text:span></text:p>
      <text:p text:style-name="P48"/>
      <text:p text:style-name="P48">Arrays are zero-based, so the DIM A(20) statement allows for values A(0) through A(20).</text:p>
      <text:h text:style-name="P143"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105"><text:soft-page-break/>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43" text:outline-level="3">FOR</text:h>
      <text:p text:style-name="P53">Performs a sequence of statements for a specific number of times.</text:p>
      <text:p text:style-name="P53">Syntax:<text:tab/>PRINT <text:span text:style-name="T1">control variable = starting value</text:span><text:span text:style-name="T14"> TO </text:span><text:span text:style-name="T1">ending value</text:span></text:p>
      <text:p text:style-name="P53">Syntax:<text:tab/>PRINT <text:span text:style-name="T1">control variable = starting value</text:span><text:span text:style-name="T14"> TO </text:span><text:span text:style-name="T1">ending value</text:span><text:span text:style-name="T14">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105"><text:span text:style-name="T26">10 </text:span>FOR I = 1 TO 10</text:p>
      <text:p text:style-name="P105"><text:span text:style-name="T26">20 </text:span>PRINT <text:span text:style-name="T31">I</text:span></text:p>
      <text:p text:style-name="P105"><text:span text:style-name="T26">30 </text:span>NEXT I</text:p>
      <text:p text:style-name="P105"/>
      <text:p text:style-name="P105"><text:span text:style-name="T26">10 </text:span>FOR I = 1 TO 10 STEP 2</text:p>
      <text:p text:style-name="P105"><text:span text:style-name="T26">20 </text:span>PRINT <text:span text:style-name="T31">I</text:span></text:p>
      <text:p text:style-name="P105"><text:span text:style-name="T26">30 </text:span>NEXT I</text:p>
      <text:p text:style-name="P105"/>
      <text:p text:style-name="P105"><text:span text:style-name="T26">10 </text:span>FOR I = 1 TO 10.<text:span text:style-name="T31">5</text:span> STEP <text:span text:style-name="T31">0.5</text:span></text:p>
      <text:p text:style-name="P105"><text:span text:style-name="T26">20 </text:span>PRINT <text:span text:style-name="T31">I</text:span></text:p>
      <text:p text:style-name="P105"><text:span text:style-name="T26">30 </text:span>NEXT I</text:p>
      <text:p text:style-name="P105"/>
      <text:p text:style-name="P105"><text:span text:style-name="T26">10 </text:span>FOR I = 10 TO 1 STEP -1</text:p>
      <text:p text:style-name="P105"><text:span text:style-name="T26">20 </text:span>PRINT <text:span text:style-name="T31">I</text:span></text:p>
      <text:p text:style-name="P105"><text:span text:style-name="T26">30 </text:span>NEXT I</text:p>
      <text:p text:style-name="P53"/>
      <text:p text:style-name="P53">It is possible to change the value of the control value within the loop. You can write:</text:p>
      <text:p text:style-name="P105"><text:span text:style-name="T26">10 </text:span>FOR I = 1 TO 10</text:p>
      <text:p text:style-name="P105"><text:span text:style-name="T26">20 </text:span>PRINT A</text:p>
      <text:p text:style-name="P105"><text:span text:style-name="T26">30 </text:span>LET I = 2</text:p>
      <text:p text:style-name="P105"><text:span text:style-name="T26">40 </text:span>NEXT I</text:p>
      <text:p text:style-name="P53"/>
      <text:p text:style-name="P53">This will lock the program into a permanent loop, as the value of I will never reach 10.</text:p>
      <text:h text:style-name="P143" text:outline-level="3">GO TO</text:h>
      <text:p text:style-name="P53">Changes the flow of the program.</text:p>
      <text:p text:style-name="P53">Syntax:<text:tab/>GO TO line number</text:p>
      <text:p text:style-name="P9">Syntax:<text:tab/>GOTO line number</text:p>
      <text:p text:style-name="P53"><text:soft-page-break/>Examples:</text:p>
      <text:p text:style-name="P105">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43" text:outline-level="3">GOSUB</text:h>
      <text:p text:style-name="P53">Changes the flow of the program by calling a subroutine.</text:p>
      <text:p text:style-name="P53">Syntax:<text:tab/>GOSUB line number</text:p>
      <text:p text:style-name="P53">Examples:</text:p>
      <text:p text:style-name="P105">300 GOSUB 400</text:p>
      <text:p text:style-name="P53"/>
      <text:p text:style-name="P53">Notice that the command "350 GOSUB 350" is legal but not sensible. The interpreter will execute line 350 repeatedly with no output. <text:span text:style-name="T56">Unlike the '350 GOTO 350' example, this command will evantually stop, as each iteration adds a return address to an internal stack. Eventually, the underlying Ruby process will exhaust available memory and halt.</text:span></text:p>
      <text:h text:style-name="P143"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2">ay</text:span> be <text:span text:style-name="T22">numeric constants, </text:span>variables, <text:span text:style-name="T22">or arithmetic expressions. Text values </text:span>are not allowed.</text:p>
      <text:p text:style-name="P3">The "target" after the THEN keyword must be a line number; it cannot be a statement.</text:p>
      <text:p text:style-name="P3">Examples:</text:p>
      <text:p text:style-name="P105">100 IF A = 1 THEN 200</text:p>
      <text:p text:style-name="P105">110 IF A &gt; B THEN 250</text:p>
      <text:p text:style-name="P105">120 IF G1 &lt;= G2 THEN 301</text:p>
      <text:h text:style-name="P143" text:outline-level="3">INPUT</text:h>
      <text:p text:style-name="P53">Prompts the user and allows the user to enter a numeric value. Non-numeric values are invalid and cause execution to stop.</text:p>
      <text:p text:style-name="P53">Syntax:<text:tab/>INPUT <text:span text:style-name="T31">[</text:span><text:span text:style-name="T4">prompt</text:span><text:span text:style-name="T31">,] </text:span><text:span text:style-name="T1">variable list</text:span></text:p>
      <text:p text:style-name="P53">Examples:</text:p>
      <text:p text:style-name="P105">60 INPUT U</text:p>
      <text:p text:style-name="P105">65 INPUT V1, V2, V3</text:p>
      <text:p text:style-name="P98">70 INPUT "Enter values: ", A, B</text:p>
      <text:p text:style-name="P53"/>
      <text:p text:style-name="P53"><text:span text:style-name="T31">The default p</text:span>rompt <text:span text:style-name="T31">is a single question mark (?) character. This prompt can be changed to any text value by specifying the</text:span> <text:span text:style-name="T31">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43" text:outline-level="3"><text:soft-page-break/>LET</text:h>
      <text:p text:style-name="Text_20_body">Assigns a value to a variable.</text:p>
      <text:p text:style-name="P83"><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55 LET C = C + 1</text:p>
      <text:p text:style-name="P127">70 LET D, E = A + B</text:p>
      <text:p text:style-name="P127"/>
      <text:p text:style-name="P65"><text:span text:style-name="T48">Expressions may use a combination of operators, functions, and variables</text:span>.</text:p>
      <text:h text:style-name="P146"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6">10 </text:span>PRINT</text:p>
      <text:p text:style-name="Preformatted_20_Text"><text:span text:style-name="T26">20 </text:span>PRINT A</text:p>
      <text:p text:style-name="Preformatted_20_Text"><text:span text:style-name="T26">30 </text:span>PRINT A, B</text:p>
      <text:p text:style-name="Preformatted_20_Text"><text:span text:style-name="T26">40 </text:span>PRINT "Output"</text:p>
      <text:p text:style-name="Preformatted_20_Text"><text:span text:style-name="T26">50 </text:span>PRINT "Results:", R1</text:p>
      <text:p text:style-name="Preformatted_20_Text"><text:span text:style-name="T2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6">10 </text:span>PRINT "Processing...";</text:p>
      <text:p text:style-name="Text_20_body"><text:soft-page-break/></text:p>
      <text:p text:style-name="Text_20_body">... other statements that generate no output</text:p>
      <text:p text:style-name="Preformatted_20_Text"><text:span text:style-name="T26">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47" text:outline-level="3">READ</text:h>
      <text:p text:style-name="P77">Loads variables with values from DATA statements.</text:p>
      <text:p text:style-name="P77">Syntax:<text:tab/>READ <text:span text:style-name="T1">variable list</text:span></text:p>
      <text:p text:style-name="P77">Examples:</text:p>
      <text:p text:style-name="P125">400 READ N</text:p>
      <text:p text:style-name="P125">410 READ A, B, C</text:p>
      <text:p text:style-name="P77"/>
      <text:p text:style-name="P77">Notice that the number of values in a READ statement do not have to match the number of values in DATA statements. <text:span text:style-name="T20">You may READ in pairs and define ten values per DATA statement. You may READ ten items from DATA statements that contain one value each.</text:span></text:p>
      <text:p text:style-name="P77">READing more values than are specified by DATA statements, in total, will cause an error.</text:p>
      <text:p text:style-name="P78">BASIC keeps an internal pointer to the next data item. This pointer can be reset with the RESTORE statement.</text:p>
      <text:h text:style-name="P147" text:outline-level="3">REM</text:h>
      <text:p text:style-name="P77">Allows for a comment in the program.</text:p>
      <text:p text:style-name="P77">Syntax:<text:tab/>REM <text:span text:style-name="T1">any text</text:span></text:p>
      <text:p text:style-name="P77">Examples:</text:p>
      <text:p text:style-name="P125">10 REM</text:p>
      <text:p text:style-name="P125">20 REM Beginning of my first program</text:p>
      <text:p text:style-name="P125">30 REM<text:span text:style-name="T38">ARK</text:span> *----*</text:p>
      <text:h text:style-name="P147" text:outline-level="3">RE<text:span text:style-name="T59">STORE</text:span></text:h>
      <text:p text:style-name="P78">Resets the internal pointer for the READ statement. After a RESTORE statement, a READ statement will read the first data item.</text:p>
      <text:p text:style-name="P53">Syntax:<text:tab/><text:span text:style-name="T14">RE</text:span><text:span text:style-name="T17">STORE</text:span></text:p>
      <text:p text:style-name="P53">Examples:</text:p>
      <text:p text:style-name="P105"><text:span text:style-name="T59">2</text:span>10 RE<text:span text:style-name="T59">STORE</text:span></text:p>
      <text:h text:style-name="P143" text:outline-level="3">RETURN</text:h>
      <text:p text:style-name="Text_20_body">Changes the flow of the program by returning from a subroutine.</text:p>
      <text:p text:style-name="Text_20_body">Syntax:<text:tab/>RETURN</text:p>
      <text:p text:style-name="Text_20_body"><text:soft-page-break/>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48" text:outline-level="3">TRACE</text:h>
      <text:p text:style-name="P71"><text:span text:style-name="T54">Turns tracing on or off</text:span>. <text:span text:style-name="T54">The TRACE command (interactive mode) runs a program and displays information ofr every line executed. The TRACE statement (part of a program) turns tracing on or off, allowing for targeted tracing of programs.</text:span></text:p>
      <text:p text:style-name="P71">Syntax:<text:tab/><text:span text:style-name="T54">TRACE </text:span><text:span text:style-name="T10">state</text:span></text:p>
      <text:p text:style-name="P71">Examples:</text:p>
      <text:p text:style-name="P122"><text:span text:style-name="T54">1</text:span>00 <text:span text:style-name="T54">TRACE ON</text:span></text:p>
      <text:p text:style-name="P123">250 TRACE OFF</text:p>
      <text:p text:style-name="P71"/>
      <text:p text:style-name="P71"><text:span text:style-name="T54">The TRACE</text:span><text:span text:style-name="T16"> statement accepts a single value to set the state: ON or OFF. 'ON' (or anything that does not look like 'OFF', 'NO' or 'FALSE') will set tracing on. The values 'OFF', 'NO', and 'FALSE' will turn off tracing.</text:span></text:p>
      <text:h text:style-name="P149" text:outline-level="3">MAT PRINT</text:h>
      <text:p text:style-name="P49"><text:span text:style-name="T41">Prints an array or matrix of values</text:span>.</text:p>
      <text:p text:style-name="P49">Syntax:<text:tab/><text:span text:style-name="T41">MAT PRINT </text:span><text:span text:style-name="T8">variable list</text:span></text:p>
      <text:p text:style-name="P49">Examples:</text:p>
      <text:p text:style-name="P102"><text:span text:style-name="T41">1</text:span>00 <text:span text:style-name="T41">MAT PRINT A</text:span></text:p>
      <text:p text:style-name="P103">110 MAT PRINT B;</text:p>
      <text:p text:style-name="P103">120 MAT PRINT A; B;</text:p>
      <text:p text:style-name="P103">130 MAT PRINT C, D</text:p>
      <text:p text:style-name="P49"/>
      <text:p text:style-name="P49"><text:span text:style-name="T41">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50" text:outline-level="3"><text:soft-page-break/>MAT <text:span text:style-name="T45">READ</text:span></text:h>
      <text:p text:style-name="P58"><text:span text:style-name="T45">Reads data into an array or matrix of values</text:span>.</text:p>
      <text:p text:style-name="P58">Syntax:<text:tab/><text:span text:style-name="T41">MAT READ </text:span><text:span text:style-name="T8">variable list</text:span></text:p>
      <text:p text:style-name="P58">Examples:</text:p>
      <text:p text:style-name="P106"><text:span text:style-name="T41">1</text:span>00 <text:span text:style-name="T41">MAT READ A</text:span></text:p>
      <text:p text:style-name="P104">110 MAT <text:span text:style-name="T45">READ</text:span> B, <text:span text:style-name="T45">C</text:span></text:p>
      <text:p text:style-name="P107">120 MAT READ D(15)</text:p>
      <text:p text:style-name="P107">130 MAT READ E(6,11)</text:p>
      <text:p text:style-name="P59"/>
      <text:p text:style-name="P58"><text:span text:style-name="T45">Dimensions may be supplied or omitted in MAT READ statements. Whe supplied, they override any previous DIM or MAT READ statement</text:span>. <text:span text:style-name="T45">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9">Data is read from DATA statements, as with the READ statement.</text:p>
      <text:h text:style-name="P151" text:outline-level="3">MAT</text:h>
      <text:p text:style-name="P60"><text:span text:style-name="T46">Assignes a value to a matrix variable</text:span>.</text:p>
      <text:p text:style-name="P83"><text:span text:style-name="T8">Syntax:<text:tab/>MAT target variable</text:span><text:span text:style-name="T18"> </text:span><text:span text:style-name="T19">[, </text:span><text:span text:style-name="T13">target variable...</text:span><text:span text:style-name="T19">] </text:span><text:span text:style-name="T18">= </text:span><text:span text:style-name="T8">expression</text:span></text:p>
      <text:p text:style-name="P60">Examples:</text:p>
      <text:p text:style-name="P111"><text:span text:style-name="T41">1</text:span>00 <text:span text:style-name="T41">MAT A = B</text:span></text:p>
      <text:p text:style-name="P112"><text:span text:style-name="T41">11</text:span>0 <text:span text:style-name="T41">MAT A = B * C</text:span></text:p>
      <text:p text:style-name="P112"><text:span text:style-name="T41">12</text:span>0 <text:span text:style-name="T41">MAT A = B + D</text:span></text:p>
      <text:p text:style-name="P112"><text:span text:style-name="T41">13</text:span>0 <text:span text:style-name="T41">MAT A = B - E</text:span></text:p>
      <text:p text:style-name="P112"><text:span text:style-name="T41">14</text:span>0 <text:span text:style-name="T41">MAT A = 2 * B</text:span></text:p>
      <text:p text:style-name="P112"><text:span text:style-name="T41">15</text:span>0 <text:span text:style-name="T41">MAT A = 2 * B – E</text:span></text:p>
      <text:p text:style-name="P127">160 MAT G,H = A + B</text:p>
      <text:p text:style-name="P108"/>
      <text:p text:style-name="P64">Variables are assumed to represent matrix values. <text:span text:style-name="T50">They may refer to variables dimensioned with one or two variables. </text:span>If you want to use a scalar variable, enclose it in parentheses:</text:p>
      <text:p text:style-name="P114">130 LET S = 2</text:p>
      <text:p text:style-name="P113"><text:span text:style-name="T41">14</text:span>0 <text:span text:style-name="T41">MAT A = (S) * B</text:span></text:p>
      <text:p text:style-name="P113"><text:span text:style-name="T41">15</text:span>0 <text:span text:style-name="T41">MAT A = (S) * B - E</text:span></text:p>
      <text:p text:style-name="P109"/>
      <text:p text:style-name="P61">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ext:soft-page-break/>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8">The scalar value is </text:span>subtracted from <text:span text:style-name="T48">elements in </text:span>the <text:span text:style-name="T48">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8">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8">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21"><text:span text:style-name="T41">11</text:span>0 <text:span text:style-name="T41">MAT A = A * C</text:span></text:p>
      <text:h text:style-name="P130"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1">(x)</text:span></text:p>
          </table:table-cell>
          <table:table-cell table:style-name="Table5.B2" office:value-type="string">
            <text:p text:style-name="P88">Return the integer part of a numeric value.</text:p>
          </table:table-cell>
        </table:table-row>
        <text:soft-page-break/>
        <table:table-row>
          <table:table-cell table:style-name="Table5.A2" office:value-type="string">
            <text:p text:style-name="Standard">RND<text:span text:style-name="T21">(x)</text:span></text:p>
          </table:table-cell>
          <table:table-cell table:style-name="Table5.B2" office:value-type="string">
            <text:p text:style-name="P88">Return a random number from <text:span text:style-name="T4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3">Computes e</text:span><text:span text:style-name="T24">x</text:span><text:span text:style-name="T21">.</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9">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7">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15">130 LET S = <text:span text:style-name="T55">4</text:span></text:p>
      <text:p text:style-name="P124"><text:span text:style-name="T41">14</text:span>0 <text:span text:style-name="T41">MAT A = IDN(S) * 4</text:span></text:p>
      <text:p text:style-name="P124"><text:span text:style-name="T41">15</text:span>0 <text:span text:style-name="T41">MAT B = ZER(S+1,S) + COS(45*3.14159/2)</text:span></text:p>
      <text:p text:style-name="P110"/>
      <text:p text:style-name="P72">The special form allows for parameters to be omitted. The special form is when they are the sole element of the right-hand side of an assignment:</text:p>
      <text:p text:style-name="P115"><text:span text:style-name="T55">2</text:span>30 <text:span text:style-name="T55">DIM A(3,4), B(4,4)</text:span></text:p>
      <text:p text:style-name="P124"><text:span text:style-name="T55">24</text:span>0 <text:span text:style-name="T41">MAT A = CON</text:span></text:p>
      <text:p text:style-name="P124"><text:span text:style-name="T55">25</text:span>0 <text:span text:style-name="T41">MAT B = IDN</text:span></text:p>
      <text:p text:style-name="P124"/>
      <text:p text:style-name="P72">In this special form, the target variable must already exist and have dimensions specified.</text:p>
      <text:p text:style-name="P72"><text:soft-page-break/>You can use the normal form in simple assignments:</text:p>
      <text:p text:style-name="P115"><text:span text:style-name="T55">2</text:span>30 <text:span text:style-name="T55">DIM A(3,4), B(4,4)</text:span></text:p>
      <text:p text:style-name="P124"><text:span text:style-name="T55">24</text:span>0 <text:span text:style-name="T41">MAT A = CON(3,4)</text:span></text:p>
      <text:p text:style-name="P124"><text:span text:style-name="T55">25</text:span>0 <text:span text:style-name="T41">MAT B = IDN(4,4)</text:span></text:p>
      <text:h text:style-name="P131"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32" text:outline-level="2">Outstanding issues</text:h>
      <text:list xml:id="list1519653363771084840" text:style-name="L2">
        <text:list-item>
          <text:p text:style-name="P160">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84">Writing the BASIC-1965 interpreter has given me insights into the BASIC language. Always willing to make improvements, I have several ideas for a newer, better BASIC language.</text:p>
      <text:p text:style-name="P84"/>
      <text:p text:style-name="P87">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text:soft-page-break/>No <text:span text:style-name="T33">interactive mode</text:span></text:h>
      <text:p text:style-name="P37">No NEW, LOAD, LIST, SAVE, RUN, or TRACE commands.</text:p>
      <text:h text:style-name="Heading_20_2" text:outline-level="2">More precision</text:h>
      <text:p text:style-name="P37">Alkaline uses Ruby's full precision for variable values.</text:p>
      <text:h text:style-name="P133" text:outline-level="2">Variable names</text:h>
      <text:p text:style-name="P68">Variable names may be one letter. (No following digit).</text:p>
      <text:h text:style-name="Heading_20_2" text:outline-level="2">Initial variables</text:h>
      <text:p text:style-name="P24"><text:span text:style-name="T33">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34" text:outline-level="2">No GOTO <text:span text:style-name="T51">or </text:span>statement</text:h>
      <text:p text:style-name="P46">With the WHILE/ENDWHILE and the enhanced IF/THEN/ELSE statement, GOTO is not necessary.</text:p>
      <text:h text:style-name="P135" text:outline-level="2">No line numbers</text:h>
      <text:p text:style-name="P90">Without GOTO statements, we don't need line numbers.</text:p>
      <text:h text:style-name="P133" text:outline-level="2">GOSUB invokes a function</text:h>
      <text:p text:style-name="P120">SUB A</text:p>
      <text:p text:style-name="P97"><text:s/><text:span text:style-name="T52">B = A*2</text:span></text:p>
      <text:p text:style-name="P119"><text:s/>PRINT "<text:span text:style-name="T51">B</text:span>" <text:span text:style-name="T51">B</text:span></text:p>
      <text:p text:style-name="P120">END</text:p>
      <text:p text:style-name="P120"/>
      <text:p text:style-name="P120">LET A = 100</text:p>
      <text:p text:style-name="P120">GOSUB A</text:p>
      <text:p text:style-name="P120">LET A = 200</text:p>
      <text:p text:style-name="P120">GOSUB A</text:p>
      <text:h text:style-name="P135" text:outline-level="2">No <text:span text:style-name="T51">RETURN statement</text:span></text:h>
      <text:p text:style-name="P93">Functions invoked through GOSUB return at their end.</text:p>
      <text:h text:style-name="P135"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84">Create a new set of statements for IF, ELSE, and END. Something like:</text:p>
      <text:p text:style-name="P84"/>
      <text:p text:style-name="Preformatted_20_Text">LET A = 10</text:p>
      <text:p text:style-name="P94">IF A &gt; 20</text:p>
      <text:p text:style-name="Preformatted_20_Text"><text:soft-page-break/><text:s/>PRINT "A is large"</text:p>
      <text:p text:style-name="P94">ELSE</text:p>
      <text:p text:style-name="Preformatted_20_Text"><text:s/>PRINT "A is small"</text:p>
      <text:p text:style-name="P94">END</text:p>
      <text:p text:style-name="Preformatted_20_Text">END</text:p>
      <text:p text:style-name="Preformatted_20_Text"/>
      <text:h text:style-name="Heading_20_2" text:outline-level="2">WHILE/END<text:span text:style-name="T37">WHILE</text:span> statements</text:h>
      <text:p text:style-name="P84">Create a new set of statements for WHILE and WEND. Something like:</text:p>
      <text:p text:style-name="P84"/>
      <text:p text:style-name="Preformatted_20_Text">LET A = 10</text:p>
      <text:p text:style-name="P94">WHILE A &gt; 0</text:p>
      <text:p text:style-name="Preformatted_20_Text"><text:s/>PRINT A</text:p>
      <text:p text:style-name="Preformatted_20_Text"><text:s/>LET A = A-1</text:p>
      <text:p text:style-name="P94">END</text:p>
      <text:p text:style-name="Preformatted_20_Text">PRINT "Done"</text:p>
      <text:p text:style-name="Preformatted_20_Text">END</text:p>
      <text:p text:style-name="Preformatted_20_Text"/>
      <text:h text:style-name="P136" text:outline-level="2">NEXT statement</text:h>
      <text:p text:style-name="P86">Don't use a control variable. Instead, remember the most recent FOR statement. <text:span text:style-name="T28">Something like:</text:span></text:p>
      <text:p text:style-name="P86"/>
      <text:p text:style-name="P118">FOR I = 1 TO 10</text:p>
      <text:p text:style-name="P118"><text:s/>FOR J = 1 TO 5</text:p>
      <text:p text:style-name="P118"><text:s text:c="2"/>PRINT I*J</text:p>
      <text:p text:style-name="P96"><text:s/>NEXT</text:p>
      <text:p text:style-name="P96">NEXT</text:p>
      <text:p text:style-name="P118">END</text:p>
      <text:h text:style-name="P136" text:outline-level="2"><text:span text:style-name="T50">EACH</text:span> statement</text:h>
      <text:p text:style-name="P85"><text:span text:style-name="T50">Similar to a FOR statement, associated with an array or matrix</text:span>. <text:span text:style-name="T28">Something like:</text:span></text:p>
      <text:p text:style-name="P85"/>
      <text:p text:style-name="P117">MAT LET A = IDN(5)</text:p>
      <text:p text:style-name="P95">EACH E IN A</text:p>
      <text:p text:style-name="P116"><text:s/><text:span text:style-name="T50">PRINT "ELEMENT: " E</text:span></text:p>
      <text:p text:style-name="P95">NEXT</text:p>
      <text:p text:style-name="P118"/>
      <text:h text:style-name="P137"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92">Name</text:p>
          </table:table-cell>
          <table:table-cell table:style-name="Table9.A1" office:value-type="string">
            <text:p text:style-name="P92">Arguments</text:p>
          </table:table-cell>
          <table:table-cell table:style-name="Table9.C1" office:value-type="string">
            <text:p text:style-name="P92">Purpose</text:p>
          </table:table-cell>
        </table:table-row>
        <table:table-row>
          <table:table-cell table:style-name="Table9.A2" office:value-type="string">
            <text:p text:style-name="P91">MIN</text:p>
          </table:table-cell>
          <table:table-cell table:style-name="Table9.A2" office:value-type="string">
            <text:p text:style-name="P91">variable number</text:p>
          </table:table-cell>
          <table:table-cell table:style-name="Table9.C2" office:value-type="string">
            <text:p text:style-name="P91">Calculates the minimum value of all arguments</text:p>
          </table:table-cell>
        </table:table-row>
        <table:table-row>
          <table:table-cell table:style-name="Table9.A2" office:value-type="string">
            <text:p text:style-name="P91">MAX</text:p>
          </table:table-cell>
          <table:table-cell table:style-name="Table9.A2" office:value-type="string">
            <text:p text:style-name="P91">variable number</text:p>
          </table:table-cell>
          <table:table-cell table:style-name="Table9.C2" office:value-type="string">
            <text:p text:style-name="P91">Calculates the maximum value of all arguments</text:p>
          </table:table-cell>
        </table:table-row>
        <table:table-row>
          <table:table-cell table:style-name="Table9.A2" office:value-type="string">
            <text:p text:style-name="P91">DOT</text:p>
          </table:table-cell>
          <table:table-cell table:style-name="Table9.A2" office:value-type="string">
            <text:p text:style-name="P91">array, array</text:p>
          </table:table-cell>
          <table:table-cell table:style-name="Table9.C2" office:value-type="string">
            <text:p text:style-name="P91">Calculates dot product, returns scalar. A form of matric multiplication; MAT operations require at least one 2-D matrix.</text:p>
          </table:table-cell>
        </table:table-row>
        <table:table-row>
          <table:table-cell table:style-name="Table9.A2" office:value-type="string">
            <text:p text:style-name="P91">ROW</text:p>
          </table:table-cell>
          <table:table-cell table:style-name="Table9.A2" office:value-type="string">
            <text:p text:style-name="P91">matrix, row number</text:p>
          </table:table-cell>
          <table:table-cell table:style-name="Table9.C2" office:value-type="string">
            <text:p text:style-name="P91">Extracts row from matrix</text:p>
          </table:table-cell>
        </table:table-row>
        <table:table-row>
          <table:table-cell table:style-name="Table9.A2" office:value-type="string">
            <text:p text:style-name="P91">COL</text:p>
          </table:table-cell>
          <table:table-cell table:style-name="Table9.A2" office:value-type="string">
            <text:p text:style-name="P91">matrix, column number</text:p>
          </table:table-cell>
          <table:table-cell table:style-name="Table9.C2" office:value-type="string">
            <text:p text:style-name="P91">Extracts column from matrix</text:p>
          </table:table-cell>
        </table:table-row>
        <table:table-row>
          <table:table-cell table:style-name="Table9.A2" office:value-type="string">
            <text:p text:style-name="P91">ROWS</text:p>
          </table:table-cell>
          <table:table-cell table:style-name="Table9.A2" office:value-type="string">
            <text:p text:style-name="P91">matrix</text:p>
          </table:table-cell>
          <table:table-cell table:style-name="Table9.C2" office:value-type="string">
            <text:p text:style-name="P91">Reports number of rows in matrix</text:p>
          </table:table-cell>
        </table:table-row>
        <table:table-row>
          <table:table-cell table:style-name="Table9.A2" office:value-type="string">
            <text:p text:style-name="P91">COLS</text:p>
          </table:table-cell>
          <table:table-cell table:style-name="Table9.A2" office:value-type="string">
            <text:p text:style-name="P91">matrix</text:p>
          </table:table-cell>
          <table:table-cell table:style-name="Table9.C2" office:value-type="string">
            <text:p text:style-name="P91">Reports number of columns in matrix</text:p>
          </table:table-cell>
        </table:table-row>
      </table:table>
      <text:p text:style-name="P91"/>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8M21S</meta:editing-duration>
    <meta:editing-cycles>59</meta:editing-cycles>
    <meta:generator>LibreOffice/5.1.4.2$Linux_X86_64 LibreOffice_project/10m0$Build-2</meta:generator>
    <dc:date>2016-08-21T13:54:09.077252793</dc:date>
    <meta:document-statistic meta:table-count="9" meta:image-count="0" meta:object-count="0" meta:page-count="18" meta:paragraph-count="625" meta:word-count="5055" meta:character-count="28856" meta:non-whitespace-character-count="24428"/>
    <meta:user-defined meta:name="Info 1"/>
    <meta:user-defined meta:name="Info 2"/>
    <meta:user-defined meta:name="Info 3"/>
    <meta:user-defined meta:name="Info 4"/>
  </office:meta>
</office:document-meta>
</file>